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1.098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68253" loext:opacity="100%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168253" loext:opacity="100%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10.999cm" svg:height="15.999cm" svg:x="5cm" svg:y="7cm" svg:viewBox="0 0 11000 16000" draw:points="3000,0 11000,0 11000,16000 0,16000 0,3000">
            <text:p/>
          </draw:polygon>
          <draw:line draw:style-name="gr3" draw:text-style-name="P2" draw:layer="layout" svg:x1="6.86cm" svg:y1="11.96cm" svg:x2="9.86cm" svg:y2="11.96cm">
            <text:p/>
          </draw:line>
          <draw:line draw:style-name="gr3" draw:text-style-name="P2" draw:layer="layout" svg:x1="6.86cm" svg:y1="15.96cm" svg:x2="13.86cm" svg:y2="15.96cm">
            <text:p/>
          </draw:line>
          <draw:line draw:style-name="gr3" draw:text-style-name="P2" draw:layer="layout" svg:x1="6.86cm" svg:y1="17.96cm" svg:x2="13.86cm" svg:y2="17.96cm">
            <text:p/>
          </draw:line>
          <draw:line draw:style-name="gr3" draw:text-style-name="P2" draw:layer="layout" svg:x1="6.86cm" svg:y1="13.96cm" svg:x2="13.86cm" svg:y2="13.96cm">
            <text:p/>
          </draw:line>
          <draw:line draw:style-name="gr4" draw:text-style-name="P2" draw:layer="layout" svg:x1="10.96cm" svg:y1="10.46cm" svg:x2="12.96cm" svg:y2="12.46cm">
            <text:p/>
          </draw:line>
          <draw:line draw:style-name="gr4" draw:text-style-name="P2" draw:layer="layout" svg:x1="12.96cm" svg:y1="12.46cm" svg:x2="14.96cm" svg:y2="8.46cm">
            <text:p/>
          </draw:line>
          <draw:frame draw:style-name="gr5" draw:text-style-name="P3" draw:layer="layout" svg:width="1.601cm" svg:height="3.405cm" svg:x="6.41cm" svg:y="8.06cm">
            <draw:text-box>
              <text:p><text:span text:style-name="T1">{</text:span></text:p>
            </draw:text-box>
          </draw:frame>
          <draw:frame draw:style-name="gr5" draw:text-style-name="P3" draw:layer="layout" svg:width="1.601cm" svg:height="3.405cm" svg:x="6.36cm" svg:y="18.11cm">
            <draw:text-box>
              <text:p><text:span text:style-name="T1">}</text:span></text:p>
            </draw:text-box>
          </draw:frame>
          <draw:custom-shape draw:style-name="gr6" draw:text-style-name="P1" draw:layer="layout" svg:width="3cm" svg:height="3cm" draw:transform="rotate (1.5707963267949) translate (5cm 10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g draw:style-name="gr7">
            <draw:line draw:style-name="gr8" draw:text-style-name="P1" draw:layer="layout" svg:x1="5cm" svg:y1="23cm" svg:x2="16cm" svg:y2="23cm">
              <text:p/>
            </draw:line>
            <draw:line draw:style-name="gr8" draw:text-style-name="P1" draw:layer="layout" svg:x1="5cm" svg:y1="23cm" svg:x2="5cm" svg:y2="10cm">
              <text:p/>
            </draw:line>
            <draw:line draw:style-name="gr8" draw:text-style-name="P1" draw:layer="layout" svg:x1="8cm" svg:y1="7cm" svg:x2="16cm" svg:y2="7cm">
              <text:p/>
            </draw:line>
            <draw:line draw:style-name="gr8" draw:text-style-name="P1" draw:layer="layout" svg:x1="16cm" svg:y1="7cm" svg:x2="16cm" svg:y2="23cm">
              <text:p/>
            </draw:line>
            <draw:line draw:style-name="gr8" draw:text-style-name="P1" draw:layer="layout" svg:x1="8cm" svg:y1="7cm" svg:x2="5cm" svg:y2="10cm">
              <text:p/>
            </draw:line>
            <draw:line draw:style-name="gr8" draw:text-style-name="P1" draw:layer="layout" svg:x1="5.05cm" svg:y1="10cm" svg:x2="8.05cm" svg:y2="10cm">
              <text:p/>
            </draw:line>
            <draw:line draw:style-name="gr8" draw:text-style-name="P1" draw:layer="layout" svg:x1="8.1cm" svg:y1="7cm" svg:x2="8.1cm" svg:y2="10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1-20T19:26:21.963433500</dc:date>
    <meta:editing-duration>PT3H43M43S</meta:editing-duration>
    <meta:editing-cycles>6</meta:editing-cycles>
    <meta:generator>LibreOffice/25.2.6.2$Windows_X86_64 LibreOffice_project/729c5bfe710f5eb71ed3bbde9e06a6065e9c6c5d</meta:generator>
    <meta:document-statistic meta:object-count="19"/>
  </office:meta>
</office:document-meta>
</file>